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23770b" officeooo:paragraph-rsid="0023770b"/>
    </style:style>
    <style:style style:name="P2" style:family="paragraph" style:parent-style-name="Standard">
      <style:text-properties officeooo:rsid="0024d1ce" officeooo:paragraph-rsid="0024d1ce"/>
    </style:style>
    <style:style style:name="P3" style:family="paragraph" style:parent-style-name="Standard">
      <style:text-properties officeooo:rsid="003abe35" officeooo:paragraph-rsid="003abe35"/>
    </style:style>
    <style:style style:name="P4" style:family="paragraph" style:parent-style-name="Standard">
      <style:text-properties officeooo:rsid="00413f70" officeooo:paragraph-rsid="00413f70"/>
    </style:style>
    <style:style style:name="P5" style:family="paragraph" style:parent-style-name="Standard">
      <style:text-properties officeooo:rsid="00482065" officeooo:paragraph-rsid="00482065"/>
    </style:style>
    <style:style style:name="P6" style:family="paragraph" style:parent-style-name="Standard">
      <style:text-properties officeooo:rsid="004fb14d" officeooo:paragraph-rsid="004fb14d"/>
    </style:style>
    <style:style style:name="P7" style:family="paragraph" style:parent-style-name="Standard" style:list-style-name="L1">
      <style:paragraph-properties>
        <style:tab-stops>
          <style:tab-stop style:position="4.1043in"/>
        </style:tab-stops>
      </style:paragraph-properties>
      <style:text-properties officeooo:rsid="000a0198" officeooo:paragraph-rsid="000a0198"/>
    </style:style>
    <style:style style:name="P8" style:family="paragraph" style:parent-style-name="Standard" style:list-style-name="L1">
      <style:text-properties officeooo:rsid="000a0198" officeooo:paragraph-rsid="000a0198"/>
    </style:style>
    <style:style style:name="P9" style:family="paragraph" style:parent-style-name="Standard" style:list-style-name="L1">
      <style:text-properties officeooo:rsid="000a30ab" officeooo:paragraph-rsid="000a30ab"/>
    </style:style>
    <style:style style:name="P10" style:family="paragraph" style:parent-style-name="Standard" style:list-style-name="L1">
      <style:text-properties officeooo:rsid="001364a2" officeooo:paragraph-rsid="0013a097"/>
    </style:style>
    <style:style style:name="P11" style:family="paragraph" style:parent-style-name="Standard">
      <style:text-properties officeooo:rsid="0011093e" officeooo:paragraph-rsid="0013a097"/>
    </style:style>
    <style:style style:name="P12" style:family="paragraph" style:parent-style-name="Standard" style:list-style-name="L1">
      <style:text-properties officeooo:rsid="001a110c" officeooo:paragraph-rsid="0066c9b0"/>
    </style:style>
    <style:style style:name="P13" style:family="paragraph" style:parent-style-name="Standard" style:list-style-name="L1">
      <style:text-properties officeooo:rsid="0015c9ff" officeooo:paragraph-rsid="001edfaa"/>
    </style:style>
    <style:style style:name="P14" style:family="paragraph" style:parent-style-name="Standard" style:list-style-name="L1">
      <style:text-properties officeooo:rsid="0015c9ff" officeooo:paragraph-rsid="005ec69d"/>
    </style:style>
    <style:style style:name="P15" style:family="paragraph" style:parent-style-name="Standard" style:list-style-name="L1">
      <style:text-properties officeooo:rsid="00207ba5" officeooo:paragraph-rsid="00695f87"/>
    </style:style>
    <style:style style:name="P16" style:family="paragraph" style:parent-style-name="Standard" style:list-style-name="L1">
      <style:text-properties officeooo:rsid="002847b1" officeooo:paragraph-rsid="002e0b4f"/>
    </style:style>
    <style:style style:name="P17" style:family="paragraph" style:parent-style-name="Standard" style:list-style-name="L1">
      <style:text-properties officeooo:rsid="00363744" officeooo:paragraph-rsid="00363744"/>
    </style:style>
    <style:style style:name="P18" style:family="paragraph" style:parent-style-name="Standard" style:list-style-name="L1">
      <style:text-properties officeooo:rsid="00324a6b" officeooo:paragraph-rsid="00324a6b"/>
    </style:style>
    <style:style style:name="P19" style:family="paragraph" style:parent-style-name="Standard" style:list-style-name="L1">
      <style:text-properties officeooo:rsid="0031a98a" officeooo:paragraph-rsid="00324a6b"/>
    </style:style>
    <style:style style:name="P20" style:family="paragraph" style:parent-style-name="Standard" style:list-style-name="L1">
      <style:text-properties officeooo:rsid="0032b800" officeooo:paragraph-rsid="0032b800"/>
    </style:style>
    <style:style style:name="P21" style:family="paragraph" style:parent-style-name="Standard" style:list-style-name="L1">
      <style:text-properties officeooo:rsid="0022c025" officeooo:paragraph-rsid="0022c025"/>
    </style:style>
    <style:style style:name="P22" style:family="paragraph" style:parent-style-name="Standard" style:list-style-name="L1">
      <style:text-properties officeooo:rsid="0022c025" officeooo:paragraph-rsid="002d1e57"/>
    </style:style>
    <style:style style:name="P23" style:family="paragraph" style:parent-style-name="Standard" style:list-style-name="L1">
      <style:text-properties officeooo:rsid="0024d1ce" officeooo:paragraph-rsid="0024d1ce"/>
    </style:style>
    <style:style style:name="P24" style:family="paragraph" style:parent-style-name="Standard" style:list-style-name="L1">
      <style:text-properties officeooo:rsid="003abe35" officeooo:paragraph-rsid="00363744"/>
    </style:style>
    <style:style style:name="P25" style:family="paragraph" style:parent-style-name="Standard" style:list-style-name="L1">
      <style:text-properties officeooo:rsid="003c3a77" officeooo:paragraph-rsid="003c3a77"/>
    </style:style>
    <style:style style:name="P26" style:family="paragraph" style:parent-style-name="Standard" style:list-style-name="L1">
      <style:text-properties officeooo:rsid="004623f0" officeooo:paragraph-rsid="004623f0"/>
    </style:style>
    <style:style style:name="P27" style:family="paragraph" style:parent-style-name="Standard" style:list-style-name="L1">
      <style:text-properties officeooo:rsid="00413f70" officeooo:paragraph-rsid="004623f0"/>
    </style:style>
    <style:style style:name="P28" style:family="paragraph" style:parent-style-name="Standard" style:list-style-name="L1">
      <style:text-properties officeooo:rsid="00413f70" officeooo:paragraph-rsid="00413f70"/>
    </style:style>
    <style:style style:name="P29" style:family="paragraph" style:parent-style-name="Standard" style:list-style-name="L1">
      <style:text-properties officeooo:rsid="0044bb76" officeooo:paragraph-rsid="0044bb76"/>
    </style:style>
    <style:style style:name="P30" style:family="paragraph" style:parent-style-name="Standard" style:list-style-name="L1">
      <style:text-properties officeooo:rsid="0049b7a3" officeooo:paragraph-rsid="004ba2e2"/>
    </style:style>
    <style:style style:name="P31" style:family="paragraph" style:parent-style-name="Standard" style:list-style-name="L1">
      <style:text-properties officeooo:rsid="005be1fa" officeooo:paragraph-rsid="006885e1"/>
    </style:style>
    <style:style style:name="P32" style:family="paragraph" style:parent-style-name="Standard" style:list-style-name="L1">
      <style:text-properties officeooo:rsid="005ec69d" officeooo:paragraph-rsid="005ec69d"/>
    </style:style>
    <style:style style:name="P33" style:family="paragraph" style:parent-style-name="Standard" style:list-style-name="L1">
      <style:text-properties officeooo:rsid="005ec69d" officeooo:paragraph-rsid="006081e8"/>
    </style:style>
    <style:style style:name="P34" style:family="paragraph" style:parent-style-name="Standard">
      <style:text-properties officeooo:rsid="005ec69d" officeooo:paragraph-rsid="006081e8"/>
    </style:style>
    <style:style style:name="P35" style:family="paragraph" style:parent-style-name="Standard" style:list-style-name="L1">
      <style:text-properties officeooo:rsid="006498ff" officeooo:paragraph-rsid="006498ff"/>
    </style:style>
    <style:style style:name="P36" style:family="paragraph" style:parent-style-name="Standard" style:list-style-name="L1">
      <style:text-properties officeooo:rsid="004fe648" officeooo:paragraph-rsid="004fe648"/>
    </style:style>
    <style:style style:name="P37" style:family="paragraph" style:parent-style-name="Standard" style:list-style-name="L1">
      <style:text-properties officeooo:rsid="006b74b0" officeooo:paragraph-rsid="006b74b0"/>
    </style:style>
    <style:style style:name="P38" style:family="paragraph" style:parent-style-name="Standard" style:list-style-name="L1">
      <style:paragraph-properties fo:break-before="page"/>
      <style:text-properties officeooo:rsid="0015c9ff" officeooo:paragraph-rsid="001edfaa"/>
    </style:style>
    <style:style style:name="T1" style:family="text">
      <style:text-properties officeooo:rsid="000c7ec1"/>
    </style:style>
    <style:style style:name="T2" style:family="text">
      <style:text-properties officeooo:rsid="0013a097"/>
    </style:style>
    <style:style style:name="T3" style:family="text">
      <style:text-properties officeooo:rsid="001a110c"/>
    </style:style>
    <style:style style:name="T4" style:family="text">
      <style:text-properties officeooo:rsid="00211c4b"/>
    </style:style>
    <style:style style:name="T5" style:family="text">
      <style:text-properties officeooo:rsid="0023770b"/>
    </style:style>
    <style:style style:name="T6" style:family="text">
      <style:text-properties officeooo:rsid="002ba97b"/>
    </style:style>
    <style:style style:name="T7" style:family="text">
      <style:text-properties officeooo:rsid="0036057f"/>
    </style:style>
    <style:style style:name="T8" style:family="text">
      <style:text-properties officeooo:rsid="003f54e3"/>
    </style:style>
    <style:style style:name="T9" style:family="text">
      <style:text-properties officeooo:rsid="00416694"/>
    </style:style>
    <style:style style:name="T10" style:family="text">
      <style:text-properties officeooo:rsid="0044bb76"/>
    </style:style>
    <style:style style:name="T11" style:family="text">
      <style:text-properties officeooo:rsid="00477ae0"/>
    </style:style>
    <style:style style:name="T12" style:family="text">
      <style:text-properties officeooo:rsid="004ba2e2"/>
    </style:style>
    <style:style style:name="T13" style:family="text">
      <style:text-properties officeooo:rsid="005619a6"/>
    </style:style>
    <style:style style:name="T14" style:family="text">
      <style:text-properties officeooo:rsid="0015c9ff"/>
    </style:style>
    <style:style style:name="T15" style:family="text">
      <style:text-properties officeooo:rsid="005be1fa"/>
    </style:style>
    <style:style style:name="T16" style:family="text">
      <style:text-properties officeooo:rsid="005cc6fd"/>
    </style:style>
    <style:style style:name="T17" style:family="text">
      <style:text-properties officeooo:rsid="005ec69d"/>
    </style:style>
    <style:style style:name="T18" style:family="text">
      <style:text-properties officeooo:rsid="0064d5ca"/>
    </style:style>
    <style:style style:name="T19" style:family="text">
      <style:text-properties fo:font-weight="bold" officeooo:rsid="006885e1" style:font-weight-asian="bold" style:font-weight-complex="bold"/>
    </style:style>
    <style:style style:name="T20" style:family="text">
      <style:text-properties officeooo:rsid="00695f87"/>
    </style:style>
    <style:style style:name="T21" style:family="text">
      <style:text-properties officeooo:rsid="006b5079"/>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2314485961" text:style-name="L1">
        <text:list-item>
          <text:p text:style-name="P7">Hello my name is Sylt Schuurmans and I have been working at the genomic coordination center at the department of genetics at the UMCG.</text:p>
          <text:p text:style-name="P8"/>
        </text:list-item>
        <text:list-item>
          <text:p text:style-name="P9">With the development of sequencing techniques it became possible to discover differences <text:span text:style-name="T3">within </text:span>DNA <text:span text:style-name="T3">sequences among individuals</text:span>. <text:span text:style-name="T1">W</text:span>hile <text:span text:style-name="T1">the amount of sequenced data was vastly increasing in 2008</text:span>, <text:span text:style-name="T1">more than </text:span>a decade later <text:span text:style-name="T1">quantities are far larger and still increasing which makes it impossible to assess all sequences manually as a human and still diagnose patients. </text:span></text:p>
          <text:p text:style-name="P8"/>
        </text:list-item>
        <text:list-item>
          <text:p text:style-name="P10">To <text:span text:style-name="T13">diagnose as many patients as possible</text:span> multidisciplinary team<text:span text:style-name="T13">s</text:span> <text:span text:style-name="T2">have been assembled to form a diagnostic routine. Within the first steps samples are collected and processed until DNA sequences remain that are of interest and can be sequenced to digitalize the order of nucleotides. When sequences are available as data bio-informatics starts to play a role.</text:span></text:p>
        </text:list-item>
      </text:list>
      <text:p text:style-name="P11"/>
      <text:list xml:id="list150006442476884" text:continue-numbering="true" text:style-name="L1">
        <text:list-item>
          <text:p text:style-name="P12"><text:span text:style-name="T15">When all reads are processed diagnosing the effect of a variant begins by executing pipelines that extract sequence features such as: evolutionary conservation, annotated regulatory elements or other structural patterns. The collected features are then used by a machine learning methods to predict if the a variant is pathogenic or benign. </text:span></text:p>
          <text:p text:style-name="P31"/>
          <text:p text:style-name="P31"><text:span text:style-name="T16">However with these methods roughly 30% of the variants can be accurately predicted which leaves the majority without diagnosis. Most of the predictive methods have been already optimized over the years and therefore no large improvements are expected soon.</text:span></text:p>
          <text:p text:style-name="P14"/>
          <text:p text:style-name="P14"><text:span text:style-name="T17">To improve the predictions other sources of data such as RNA expression or protein structural data could potentially contribute to a better diagnostic prediction.</text:span></text:p>
          <text:p text:style-name="P32"/>
        </text:list-item>
        <text:list-item>
          <text:p text:style-name="P33"><text:span text:style-name="T14">An alternative method that surfaced in 2016 was variant interpretation using Rosetta (VIPUR). Which incorporates structural and sequential data from proteins to determine functions loss of proteins (deleteriousness). However when the article was published with the source code it was far from ready to be used by a routine diagnostics team. </text:span></text:p>
          <text:p text:style-name="P33"/>
          <text:p text:style-name="P33"><text:span text:style-name="T14">One of our first goals was to make it work so and than collect the pieces that could potentially contribute to the effects of variant prediction With this method we would try to incorporate method we tried to reproduce VIPUR and make it useable for diagnostics.</text:span></text:p>
        </text:list-item>
      </text:list>
      <text:p text:style-name="P34"/>
      <text:list xml:id="list150007173205135" text:continue-numbering="true" text:style-name="L1">
        <text:list-header>
          <text:p text:style-name="P35">Before VIPUR can run it requires PDB structures and a list of mutations, within the publication curated structures from modbase and SWISS-model were used <text:span text:style-name="T18">and assembled structures from fragments</text:span>. When executed mutations are introduced into the structure based on <text:span text:style-name="T18">what is specified on the list and introduced by PyMOL or PyRosetta, from that Probe, PSI-BLAST and Relax are run to generate features. </text:span><text:span text:style-name="T19">LOOK at the screen and tell something about the tools briefly</text:span><text:span text:style-name="T18"> all features are put together and are trained into sparse logistic regression machine learning model.</text:span></text:p>
          <text:p text:style-name="P13"/>
          <text:p text:style-name="P38"/>
        </text:list-header>
        <text:list-item>
          <text:p text:style-name="P15"><text:span text:style-name="T20">For those who are not familiar or forgot of what proteins are composed and how they are structured here is a quick introduction: </text:span><text:s/></text:p>
          <text:p text:style-name="P15"/>
          <text:p text:style-name="P15">There are a <text:span text:style-name="T4">wide </text:span>variety of amino acids, but 20 are canonical meaning that they occur commonly within protein structures. <text:span text:style-name="T4">From these amino acids a chain is formed in a certain order which we call the primary structure. In between these chains 3D structures called alpha helices and beta sheets are formed with peptide bonds. The remaining bonds that are formed within a single chain change the 3D structures again and is called the tertiary structure. The final form of a protein is a combination of all tertiary structures made out of different bonds called the quaternary structure.</text:span></text:p>
          <text:p text:style-name="P37"/>
          <text:p text:style-name="P37">Proteins are the machinery of the cell and with sufficient computational resources we can model and emulate the functions of these proteins. Why are we not using this information for diagnosing diseases in patients? </text:p>
          <text:p text:style-name="P36"/>
        </text:list-item>
        <text:list-item>
          <text:p text:style-name="P36"><text:span text:style-name="T20">T</text:span>RAPS or tumor necrosis factor receptor-associated periodic syndrome is a rare hereditary autosomal dominant auto inflammatory disease that can recurring fevers. It is known to be caused by mutations within the gene Tumor Necrosis Factor Receptor Super Family 1 alpha.</text:p>
        </text:list-item>
      </text:list>
      <text:p text:style-name="P6"/>
      <text:list xml:id="list150006123132351" text:continue-numbering="true" text:style-name="L1">
        <text:list-item>
          <text:p text:style-name="P16">Within VIPUR sequential features originating from PSI-BLAST and structural features acquired from Probe and Rosetta of proteins and used to train a sparse logistic regression method to determine loss of functions from proteins. We hoped to replicate VIPUR to determine if the methods that were used could be beneficial to the current machine learning tool, that is used within diagnosis, GAVIN.</text:p>
          <text:p text:style-name="P17"/>
          <text:p text:style-name="P17">PyMOL is a molecular visualization tool and PyRosetta is an interactive interface to the Rosetta software suite. Both can introduce mutations into protein structures.</text:p>
          <text:p text:style-name="P18"/>
          <text:p text:style-name="P19">With Probe solvent accessible area is calculated in square Ångstrom which the area that can be exposed to water molecule.</text:p>
          <text:p text:style-name="P20"/>
          <text:p text:style-name="P20">With PSI-BLAST features are created from the scores and distances between the scores in the scoring matrix.</text:p>
          <text:p text:style-name="P20"/>
          <text:p text:style-name="P20">With the tools from Rosetta a variety of properties is calculated related to bonds, interactions and energies.</text:p>
          <text:p text:style-name="P21"/>
        </text:list-item>
        <text:list-item>
          <text:p text:style-name="P22">It was <text:span text:style-name="T6">an interesting discovery</text:span> that most features from VIPUR originated from structural data <text:span text:style-name="T5">since they could be a great contribution since these are features that were not available to GAVIN. By web scraping or with the usage of API’s, structures and sequences could have been collected from RCSB and Uniprot to undergo the same procedures as VIPUR did for its feature collection and extend GAVIN with protein structural data.</text:span></text:p>
        </text:list-item>
      </text:list>
      <text:p text:style-name="P1"/>
      <text:list xml:id="list150007253384852" text:continue-numbering="true" text:style-name="L1">
        <text:list-item>
          <text:p text:style-name="P23"><text:span text:style-name="T7">During the reimplementation of</text:span> VIPUR <text:span text:style-name="T7">various </text:span>problems surfaced: <text:span text:style-name="T7">protein s</text:span>tructures th<text:span text:style-name="T7">at were going to be assessed were incomplete and consisted of fragments</text:span>, <text:span text:style-name="T8">which made the problem more difficult than expected, with that observation it was determined that only a single protein with a few variants would be determined. </text:span>VIPUR <text:span text:style-name="T8">itself</text:span> was written for a single system, <text:span text:style-name="T7">t</text:span>he software that was required was not buildable on the cluster <text:span text:style-name="T7">due to incompatibility and missing packages</text:span>. </text:p>
        </text:list-item>
      </text:list>
      <text:p text:style-name="P2"/>
      <text:list xml:id="list150007322133700" text:continue-numbering="true" text:style-name="L1">
        <text:list-item>
          <text:p text:style-name="P24"><text:soft-page-break/>PyMOL and PyRosetta were used for mutating an original protein into a mutated protein. However both could not be build due to software incompatibility and were replaced with the homology modeling tool Modeller which also offered a utility to add missing atoms.</text:p>
        </text:list-item>
      </text:list>
      <text:p text:style-name="P3"/>
      <text:list xml:id="list150005808066785" text:continue-numbering="true" text:style-name="L1">
        <text:list-item>
          <text:p text:style-name="P25">To fill the in the structures that had missing residues <text:span text:style-name="T8">the </text:span>two web services <text:span text:style-name="T8">I-TASSER and Robetta</text:span> were used to predict <text:span text:style-name="T8">structures. Both showed large differences in structure with and without template and made it hard to determine if any of the structures were useful for any further investigation.</text:span></text:p>
        </text:list-item>
      </text:list>
      <text:p text:style-name="P4"/>
      <text:p text:style-name="P4"/>
      <text:p text:style-name="P4"/>
      <text:p text:style-name="P4"/>
      <text:p text:style-name="P4"/>
      <text:p text:style-name="P4"/>
      <text:p text:style-name="P4"/>
      <text:p text:style-name="P4"/>
      <text:p text:style-name="P4"/>
      <text:p text:style-name="P4"/>
      <text:p text:style-name="P4"/>
      <text:p text:style-name="P4"/>
      <text:list xml:id="list150006757818874" text:continue-numbering="true" text:style-name="L1">
        <text:list-item>
          <text:p text:style-name="P26">By talking to an expert in the field of molecular dynamics, all previous issues and finally</text:p>
          <text:p text:style-name="P27"><text:s/>discovering that non-canonical amino acids, metals, ligands, water and other <text:span text:style-name="T10">tertiary</text:span> structures were removed <text:span text:style-name="T9">from VIPURs training set. Made it likely that VIPUR would not be an effective method for diagnosing or determining function loss of proteins.</text:span></text:p>
          <text:p text:style-name="P28"/>
          <text:p text:style-name="P29">Without any form of structural features available for machine learning and <text:span text:style-name="T11">having no way to determine how significant the completed models are a new method had to be developed which would generate scores that could describe structural features. Based on the same principles as VIPUR but with the inclusion multiple tertiary structures the simple protein variant analyses approach (SPVAA) was developed. To verify and enrich the knowledge of <text:s/>structural variants the web service Have yOur Protein Explained (HOPE) was employed besides SPVAA.</text:span></text:p>
        </text:list-item>
      </text:list>
      <text:p text:style-name="P5"/>
      <text:p text:style-name="P5"/>
      <text:list xml:id="list150007036990197" text:continue-numbering="true" text:style-name="L1">
        <text:list-item>
          <text:p text:style-name="P30">With SPVAA a list of mutations is required that describe the original residue, position and newly introduced residue of a mutation. From this list in combination with information of which tertiary structures <text:span text:style-name="T12">must be mutated a copy of the original structure is made and a new residue are introduced into the copy by</text:span> Modeller<text:span text:style-name="T12">. From all mutations </text:span></text:p>
        </text:list-item>
        <text:list-item>
          <text:p text:style-name="P30"/>
        </text:list-item>
        <text:list-item>
          <text:p text:style-name="P30">newly rit requires a list of mutations that should be introduced and are compared to a <text:s/>PDB which lets the script convert it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8T09:41:48.461586980</meta:creation-date>
    <meta:generator>LibreOffice/6.1.4.2$MacOSX_X86_64 LibreOffice_project/9d0f32d1f0b509096fd65e0d4bec26ddd1938fd3</meta:generator>
    <dc:date>2019-06-21T15:00:05.394426803</dc:date>
    <meta:editing-duration>P1DT8H8M59S</meta:editing-duration>
    <meta:editing-cycles>72</meta:editing-cycles>
    <meta:document-statistic meta:table-count="0" meta:image-count="0" meta:object-count="0" meta:page-count="3" meta:paragraph-count="28" meta:word-count="1234" meta:character-count="7725" meta:non-whitespace-character-count="6522"/>
  </office:meta>
</office:document-meta>
</file>